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10775" officeooo:paragraph-rsid="00110775"/>
    </style:style>
    <style:style style:name="P2" style:family="paragraph" style:parent-style-name="Standard">
      <style:text-properties fo:font-style="italic" fo:font-weight="bold" officeooo:rsid="00110775" officeooo:paragraph-rsid="00110775" style:font-style-asian="italic" style:font-weight-asian="bold" style:font-style-complex="italic" style:font-weight-complex="bold"/>
    </style:style>
    <style:style style:name="P3" style:family="paragraph" style:parent-style-name="Standard">
      <style:text-properties fo:font-size="14pt" fo:font-style="italic" fo:font-weight="bold" officeooo:rsid="00110775" officeooo:paragraph-rsid="00110775" style:font-size-asian="14pt" style:font-style-asian="italic" style:font-weight-asian="bold" style:font-size-complex="14pt" style:font-style-complex="italic" style:font-weight-complex="bold"/>
    </style:style>
    <style:style style:name="T1" style:family="text">
      <style:text-properties fo:font-size="14pt" style:font-size-asian="14pt" style:font-size-complex="14pt"/>
    </style:style>
    <style:style style:name="T2" style:family="text">
      <style:text-properties fo:font-size="16pt" style:font-size-asian="16pt" style:font-size-complex="16pt"/>
    </style:style>
    <style:style style:name="T3" style:family="text">
      <style:text-properties officeooo:rsid="0012590d"/>
    </style:style>
    <style:style style:name="T4" style:family="text">
      <style:text-properties officeooo:rsid="0012b88c"/>
    </style:style>
    <style:style style:name="T5" style:family="text">
      <style:text-properties officeooo:rsid="001569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week</text:span> <text:span text:style-name="T1">Theory lecture</text:span></text:p>
      <text:p text:style-name="P1"/>
      <text:p text:style-name="P3">Basic mathematics</text:p>
      <text:p text:style-name="P1">0:00</text:p>
      <text:p text:style-name="P1">音楽アプリケーションのオーディオ信号処理に関するコースにもう一度ようこそ。</text:p>
      <text:p text:style-name="P1">0:05</text:p>
      <text:p text:style-name="P1">このクラスでは、コースでカバーする内容を理解するために必要な基本的な数学的な概念を強調したいと思います。私はそれらについて深く説明しません。あなたが以前にそれらを見たことがないなら、あなたはすでに忘れてしまっています。私はできるだけ早くあなた自身でそれらを乗り越えることを強くお勧めします。</text:p>
      <text:p text:style-name="P1">0:24</text:p>
      <text:p text:style-name="P1">このコースでは、音は離散的な信号であり、私たちが開発するプロセスは離散的なシステムです。したがって、私たちは離散数学についていくつかの背景を必要とするでしょう。</text:p>
      <text:p text:style-name="P1">0:38</text:p>
      <text:p text:style-name="P1">良いニュースは、このコースには微積分は必要ないということです。正弦波関数、複素数、オイラーの公式、複素正弦波、シーケンスのスカラ積、奇関数と畳み込みについて少しだけ知る必要があります。それほど大したことではありません。あなたは本当にこれらを必要としません。残りの部分はコースでカバーして説明します。ここではこれらの概念を紹介しましょう。実際にコアトピックを開始する前に、検討する必要があるものを特定することができます。</text:p>
      <text:p text:style-name="P1">1:18</text:p>
      <text:p text:style-name="P1">最初の基本的なコンセプトは、正弦波です。</text:p>
      <text:p text:style-name="P1">1:21</text:p>
      <text:p text:style-name="P1">正弦波関数または正弦波は、滑らかな反復振動を記述する数学的曲線です。物理学、工学、その他多くの分野で頻繁に発生します。</text:p>
      <text:p text:style-name="P1">1:33</text:p>
      <text:p text:style-name="P1">ここでは、正弦波の方程式を見ています。</text:p>
      <text:p text:style-name="P1">1:36</text:p>
      <text:p text:style-name="P1">xのnは私たちの関数です。A<text:span text:style-name="T4">cos(ωn</text:span>T＋Φ<text:span text:style-name="T4">)</text:span>に等しい。したがって、Aは正弦波の振幅です。ωは角周波数なので、ラジアンで表されます。</text:p>
      <text:p text:style-name="P1">1:58</text:p>
      <text:p text:style-name="P1">そして、nTは基本的に私たちの時間です、nは私たちの時間指数で、Tは私たちのサンプリング周期です。だから私たちは、nにTを掛けて、秒のtを得る。</text:p>
      <text:p text:style-name="P1">2:15</text:p>
      <text:p text:style-name="P1">そして、φはラジアンで表される初期位相である。周波数もヘルツで表すことができます。したがって、ωをヘルツに変換するには、基本的に2πで割り切る必要があります。したがって、2πで割ったωはヘルツ単位の周波数に等しい。</text:p>
      <text:p text:style-name="P1">2:39</text:p>
      <text:p text:style-name="P1">さて、正弦波の最も一般的な視覚的表現はこれです。</text:p>
      <text:p text:style-name="P1">2:45</text:p>
      <text:p text:style-name="P1">だから、ここでは水平軸の時間を見ることができるプロットを見る。そして、縦軸の振幅。だから、私たちはそれをプレイすることができます。 [音]これはこの正弦波の音ですので、正弦波を生成したコードです。すべてのサンプルとプロットは、Pythonとすべての割り当てと演習で生成されます。これは正弦波の非常に単純化されたコードであり、振幅は0.8であることがわかります。周波数は1,000ヘルツです。だから私たちが聞いた周波数は1,000ヘルツです。そして、時間0での初期位相である初期のΦがあります。このとき、0は真ん中にあります。そして関数を生成するためには、常に表示する時間配列を生成する必要があります。したがって、tは-0.002秒から0.002秒の間に入る配列ですが、もちろんfsのサンプリングレートでサンプリングされます。これは実際に正弦波を生成するためにPythonに入力する式です。</text:p>
      <text:p text:style-name="P1">4:20</text:p>
      <text:p text:style-name="P1">さて、もう一つの必要な基本的な概念は、複素数の1つです。複素数は、2つの部分で構成される数値です。 1つの部分は、私たちが実際の部分と呼ぶ部分です。もう1つは、虚部です。</text:p>
      <text:p text:style-name="P1">4:34</text:p>
      <text:p text:style-name="P1">したがって、aは実部、bは虚部です。虚数部を表すために、虚数単位であるjを掛けます。</text:p>
      <text:p text:style-name="P1">4:47</text:p>
      <text:p text:style-name="P1">マイナス1の平方根です。したがって、jbは虚数部分を構成します。そして、これらの数、これらの複素数は、通常、複素平面と呼ばれるもので表されます。ここに表示されます。実数部は水平軸であるため、水平軸にプロットされています。また、虚数部のb値は縦軸にプロットされています。そして、私たちは通常、大きさ1のこのサークルを持っています。これが単位円と呼ばれています。そして、ここには、大きさ1を持つすべての複素数があります。複素数は、長方形または極座標形式の2つの方法で表すことができます。長方形は最も直接的な形であり、ここで<text:soft-page-break/>はaの値、実部、b、虚数部を明示的に表現しています。したがって、複素平面内のこれらの2つの値の交差がこの十字と実際の複素数になります。極座標では、この複素数、この十字を、（0、0）を原点とするベクトルの先端とみなします。したがって、ベクトルとして、それは大文字Aの大きさを有する。これは、aとbから、二乗和の平方根として計算することができる。また、角度もあり、aとbからaの逆正接を計算することでも計算できます。</text:p>
      <text:p text:style-name="P1">6:30</text:p>
      <text:p text:style-name="P1">極座標表現は、複素数の和および掛け算演算をより直観的にする。私たちのために、それは大きな利点になります。また、できる限り複素数と関数の極座標表現を使用します。</text:p>
      <text:p text:style-name="P1">6:46</text:p>
      <text:p text:style-name="P1">今度は、正弦と複素数を結合しましょう。</text:p>
      <text:p text:style-name="P1">6:51</text:p>
      <text:p text:style-name="P1">オイラーの方程式は、複素数の長方形と極座標の間に非常に有用な関係を確立します。</text:p>
      <text:p text:style-name="P1">6:59</text:p>
      <text:p text:style-name="P1">従って、複素指数であるjφの数eは、余弦と正弦の和として表現することができる。実数部、余弦波<text:span text:style-name="T5">cosΦ</text:span>、虚数部、正弦波<text:span text:style-name="T5">sinΦ</text:span>。</text:p>
      <text:p text:style-name="P1">7:15</text:p>
      <text:p text:style-name="P1">そして我々は2つの方向で前後に行くことができます。したがって、複素指数関数から始まり、実数部、余弦関数を得ることができます。あるいは、虚数部、sinφ、およびその逆の方向。</text:p>
      <text:p text:style-name="P1">7:31</text:p>
      <text:p text:style-name="P1">それは素晴らしい見栄えのフォーミュラ、そして実際には物理学者のリチャード・ファインマンです。この数式を数学で最も顕著な数式と呼んでください。我々がここに示した複雑な平面のこの図でこれを見ると、私たちが言及したこれらの構成を見ることができます。それで、私たちは、複素数の値をjφへのeとして見ます。それは、大きさ1を持つように見えるが、単位円にある。</text:p>
      <text:p text:style-name="P1">7:59</text:p>
      <text:p text:style-name="P1">そして、実数部と虚数部を見ることができます。 1つは実数部、<text:span text:style-name="T5">cosΦ</text:span>です。</text:p>
      <text:p text:style-name="P1">8:07</text:p>
      <text:p text:style-name="P1">そして、虚数部は<text:span text:style-name="T5">sinΦ</text:span>です。この式は離散フーリエ変換を理解する上で基本的なものになりますので、後でそれに戻ります。</text:p>
      <text:p text:style-name="P1">8:20</text:p>
      <text:p text:style-name="P1">正弦波、複素数、および我々が見たことのあるオイラーの公式を使って、複素正弦波を導入することができます。</text:p>
      <text:p text:style-name="P1">8:31</text:p>
      <text:p text:style-name="P1">したがって、この場合、nの関数xは、複素正弦波である。したがって、私たちがちょうど導入したこの複素指数関数で表現することができます。このEularのアイデンティティを使って同じ関数を表現するにはいくつかの方法があります。ですから、この方程式を理解して理解してください。</text:p>
      <text:p text:style-name="P1">9:00</text:p>
      <text:p text:style-name="P1">私たちは通常、実際の信号で作業しています。それは本当の正弦波です。そして、フーリエ変換が働く複雑な正弦波から実際の正弦波に移行する必要があります。ここでは、正弦波の実数の方程式を見ています。私たちは前に見ました。したがって、大文字のA振幅は、ωnt +φのコサインを乗じたものになります。 Acos（ωnT+φ）</text:p>
      <text:p text:style-name="P1">9:25</text:p>
      <text:p text:style-name="P1">複素正弦波の和で表すことができるように、大丈夫ですか？複雑な正弦波は、そのうち2つを足し合わせたものです。実際の正弦波を生成することができます。実際には複雑すぎるようで直感的ではないようですが、フーリエ変換でフーリエ変換が非常に便利な数学的トリックであり、フーリエ変換で理解できる必要があります。</text:p>
      <text:p text:style-name="P1">9:58</text:p>
      <text:p text:style-name="P1">つまり、基本的に2つの複素正弦波を合計すると、正弦波の虚数成分をキャンセルして、実際には関心のある真の部分を保持することができます。</text:p>
      <text:p text:style-name="P1">10:13</text:p>
      <text:p text:style-name="P1">複雑な正弦波をプロットするのは簡単ではありません。それを3D空間で表示する必要があります。</text:p>
      <text:p text:style-name="P1">10:20</text:p>
      <text:p text:style-name="P1">また、一般的な方法は、実数成分と虚数成分を2つの別々の関数としてプロットすることです。そこでここでは、実数と虚数の正弦波を見ます。したがって、青色は実数部なので余弦です。そして緑色では、虚数部であり、正弦関数でもあります。</text:p>
      <text:p text:style-name="P1">10:42</text:p>
      <text:p text:style-name="P1">そしてそれが、これらの複雑な正弦波をプロットする方法です。</text:p>
      <text:p text:style-name="P1">10:49</text:p>
      <text:p text:style-name="P1">慣れ親しんでいる別の概念は、スカラまたはドット積、シーケンス間の共通の代数演算です。これは、2つの等しい長さのシーケンスを取る操作です。単一の値を返します。この操作は、幾何学的にまたは代数的に定義することができます。そして、代数的には、ここに示すように、それは2つの数列の対応する項目の積の和です。したがって、シーケンスx、シーケンスyがあります。そして、これらのシーケンスのそれぞれのサンプル製品にサンプルを<text:soft-page-break/>合計します。そして例としてそれを示すことができます。したがって、n個の単純なシーケンスの例x、n個のy、別の単純なシーケンス、複雑なシーケンスがあります。それらの内積は、これらの2つのシーケンスのポイントツーポイント乗算になります。しかしながら、第2の配列はコンジュゲートされている。ここでは、2番目のシーケンスのjを共役化したので、2番目のシーケンスのマイナスjを見ています。そして、私たちが全体の操作をすれば、数字が得られます。したがってスカラー積は、単一の数値を返すことを意味します</text:p>
      <text:p text:style-name="P1">12:15</text:p>
      <text:p text:style-name="P1">2つのシーケンスで操作を行った後に</text:p>
      <text:p text:style-name="P1">12:22</text:p>
      <text:p text:style-name="P1">スカラ積の重要な特性は、2つのシーケンスが直交している場合です。それらのスカラ積は0に等しい。</text:p>
      <text:p text:style-name="P1">12:31</text:p>
      <text:p text:style-name="P1">ここではこの概念を見ています。 xはyと直交し、かつ</text:p>
      <text:p text:style-name="P1">12:39</text:p>
      <text:p text:style-name="P1">xとyのスカラー積が0に等しい場合に限ります。</text:p>
      <text:p text:style-name="P1">12:47</text:p>
      <text:p text:style-name="P1">幾何学的には、ドットプロダクトはあるシーケンスを別のシーケンスに射影することとして理解でき、このダイアグラムはこのコンセプトを見ることができます。したがって、非常に短いシーケンスの2つのシーケンスがあります。一方は値2と2で構成され、他方は値2と-2で構成され、2次元空間では直交する。つまり、私たちは、それらが互いに垂直であることを見ます。だから、それを証明することができます。 x倍yの内積を実行することで、ここに示すようにこの操作を行うと、0に等しいことが証明できます。したがって、これらの2つのシーケンスの内積は0です。これは、離散フーリエ変換によって実行される基本的な操作です。</text:p>
      <text:p text:style-name="P1">13:42</text:p>
      <text:p text:style-name="P1">私たちの信号解析演算に現れる別の数学的概念は、偶数関数と奇数関数の1つです。だから関数は</text:p>
      <text:p text:style-name="P1">13:54</text:p>
      <text:p text:style-name="P1">関数の負の部分であるので、fをマイナスnと言うことになります。 nのfに等しい。それが対称関数と呼ばれるものです。奇数関数は、負のnのfがnの負のfと等しいときである。そして、これは私たちが呼ぶものです、反対称信号です。</text:p>
      <text:p text:style-name="P1">14:16</text:p>
      <text:p text:style-name="P1">したがって、我々が話してきた2つの関数、コサインおよびサインの場合は、これらの2つのタイプのプロパティを非常によく例示しています。コサインは、点0について原点の周りで対称であるため、偶数関数です。正弦は逆称であるため、奇関数です。</text:p>
      <text:p text:style-name="P1">14:41</text:p>
      <text:p text:style-name="P1">0の周りに、この反対称性があります。このことは、私たちが話していることのいくつかにも関係します。私たちが言いたい最後のコンセプトは、シーケンスの畳み込みの1つです。</text:p>
      <text:p text:style-name="P1">14:57</text:p>
      <text:p text:style-name="P1">これは、2つのシーケンスの数学的演算であり、元のシーケンスの1つの修正バージョンとみなすことができる第3のシーケンスを生成する。</text:p>
      <text:p text:style-name="P1">15:07</text:p>
      <text:p text:style-name="P1">ここで、畳み込み方程式を見てみましょう。私は詳細に入る時間がありませんが、それを理解しようとしてください。また、これらの2つのシーケンスx1 x2が異なる形状を持つ場合、それを図形的に見ることができます。結果のシーケンスである畳み込み結果は、はるかに滑らかな関数です。</text:p>
      <text:p text:style-name="P1">15:34</text:p>
      <text:p text:style-name="P1">そして、これらの2つのシーケンスの組み合わせのかなり種類です。したがって、畳み込みは、相互相関と同様です。これは、サウンドのフィルタリングを実装するために使用される一般的な操作です。また、フーリエ変換のいくつかの特性を理解することも有益です。</text:p>
      <text:p text:style-name="P1">15:57</text:p>
      <text:p text:style-name="P1">この講義で強調した概念は、多くのテキストブックで幅広くカバーされています。</text:p>
      <text:p text:style-name="P1">16:04</text:p>
      <text:p text:style-name="P1">私が使っている参考文献のほとんどは、WikipediaやJulius Smithのウェブサイトから来ました。 Discrete Fourier Transformリファレンスの数学については、私は非常にあなたが通過することをお勧めします。</text:p>
      <text:p text:style-name="P1">16:19</text:p>
      <text:p text:style-name="P1">ですから、あなたがWikipediaでもっと多くの情報を知りたいのであれば、私は関連するエントリーのいくつかとその本のためのJuliusのウェブサイトを強調しました。このコースで使用しているすべてのコンテンツの標準的な帰属情報です</text:p>
      <text:p text:style-name="P1">16:42</text:p>
      <text:p text:style-name="P1">そして、これはすべてこの講演のためのものです。</text:p>
      <text:p text:style-name="P1"><text:soft-page-break/>16:44</text:p>
      <text:p text:style-name="P1">私たちはコースを通して非常に必要とされる基本的な数学的概念を特定しました。フーリエの話題を始める前に、そのことを理解しておいてくださ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21:23:45.545802655</meta:creation-date>
    <dc:date>2018-09-30T02:14:04.635944674</dc:date>
    <meta:editing-duration>PT57M58S</meta:editing-duration>
    <meta:editing-cycles>5</meta:editing-cycles>
    <meta:generator>LibreOffice/5.1.6.2$Linux_X86_64 LibreOffice_project/10m0$Build-2</meta:generator>
    <meta:document-statistic meta:table-count="0" meta:image-count="0" meta:object-count="0" meta:page-count="4" meta:paragraph-count="100" meta:word-count="4921" meta:character-count="5262" meta:non-whitespace-character-count="5246"/>
  </office:meta>
</office:document-meta>
</file>